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.8335in" fo:margin-right="0in" fo:text-indent="0in" style:auto-text-indent="false"/>
    </style:style>
    <style:style style:name="P4" style:family="paragraph" style:parent-style-name="Standard">
      <style:paragraph-properties fo:margin-left="0.4839in" fo:margin-right="0in" fo:text-indent="0in" style:auto-text-indent="false"/>
    </style:style>
    <style:style style:name="P5" style:family="paragraph" style:parent-style-name="Standard" style:list-style-name="L1">
      <style:paragraph-properties fo:margin-left="0.8335in" fo:margin-right="0in" fo:text-indent="0in" style:auto-text-indent="false"/>
    </style:style>
    <style:style style:name="P6" style:family="paragraph" style:parent-style-name="Standard" style:list-style-name="L1">
      <style:paragraph-properties fo:margin-left="0.8335in" fo:margin-right="0in" fo:text-indent="0in" style:auto-text-indent="false"/>
    </style:style>
    <style:style style:name="P7" style:family="paragraph" style:parent-style-name="Standard" style:list-style-name="L1">
      <style:paragraph-properties fo:margin-left="0.8335in" fo:margin-right="0in" fo:text-indent="0in" style:auto-text-indent="false"/>
    </style:style>
    <style:style style:name="P8" style:family="paragraph" style:parent-style-name="Standard" style:list-style-name="L1">
      <style:paragraph-properties fo:margin-left="0.8335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Nimbus Roman No9 L"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margin-left="0.5075in" fo:margin-right="0in" fo:text-indent="0in" style:auto-text-indent="false"/>
    </style:style>
    <style:style style:name="P16" style:family="paragraph" style:parent-style-name="Standard" style:list-style-name="L2">
      <style:paragraph-properties fo:margin-left="0.5075in" fo:margin-right="0in" fo:text-indent="0in" style:auto-text-indent="false"/>
    </style:style>
    <style:style style:name="P17" style:family="paragraph" style:parent-style-name="Standard" style:list-style-name="L2">
      <style:paragraph-properties fo:margin-left="0.5075in" fo:margin-right="0in" fo:text-indent="0in" style:auto-text-indent="false"/>
    </style:style>
    <style:style style:name="P18" style:family="paragraph" style:parent-style-name="Standard" style:list-style-name="L2">
      <style:paragraph-properties fo:margin-left="0.5075in" fo:margin-right="0in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8pt" style:font-size-asian="8pt" style:font-size-complex="8pt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">Profiler Tool</text:span></text:p>
      <text:p text:style-name="P1"/>
      <text:p text:style-name="Standard"><text:tab/><text:span text:style-name="T1">First Steps</text:span></text:p>
      <text:p text:style-name="P15">This installation comes with several options:</text:p>
      <text:list text:style-name="L2">
        <text:list-item>
          <text:p text:style-name="P16">groundwork-profiler.war</text:p>
        </text:list-item>
        <text:list-item>
          <text:p text:style-name="P16">jetty.war</text:p>
        </text:list-item>
        <text:list-item>
          <text:p text:style-name="P16">Profiler.tar</text:p>
        </text:list-item>
      </text:list>
      <text:p text:style-name="P15">Each installation requires its own steps.</text:p>
      <text:p text:style-name="P15">The first two are actually two different ways of installing and running the profiler tool as a web application. Both are described further down. </text:p>
      <text:p text:style-name="P15"/>
      <text:p text:style-name="P15">For the third option, the Profiler.tar must be untarred first. The provided documents will guide you through the other steps.</text:p>
      <text:p text:style-name="P15"><text:s/></text:p>
      <text:p text:style-name="Standard"><text:tab/><text:span text:style-name="T1">Overview</text:span></text:p>
      <text:p text:style-name="Standard"><text:tab/>The Profiler Tool is documented in several documents:</text:p>
      <text:list text:style-name="L1">
        <text:list-item>
          <text:p text:style-name="P5">Specification or Original Profiler</text:p>
        </text:list-item>
        <text:list-item>
          <text:p text:style-name="P5">User Guide for Original Profiler</text:p>
        </text:list-item>
        <text:list-item>
          <text:p text:style-name="P5">User Guide for the SystemAdmin Extension of the Profiler</text:p>
        </text:list-item>
        <text:list-item>
          <text:p text:style-name="P5">User Guide for the NSCA Extensionn of the Profiler</text:p>
        </text:list-item>
      </text:list>
      <text:p text:style-name="P3"/>
      <text:p text:style-name="P4">The Original Profiler was designed to be invoked from the command line and addressed</text:p>
      <text:p text:style-name="P4">the original message types handled by Foundation. </text:p>
      <text:p text:style-name="P4">The SystemAdmin Extension enhances the Profiler Tool to handle the latest format of </text:p>
      <text:p text:style-name="P2"><text:tab/>Foundation, the SystemAdmin format. Additionally it introduces a GUI, HTML based and </text:p>
      <text:p text:style-name="P2"><text:tab/>a http invocation. It can be run as a web application.</text:p>
      <text:p text:style-name="P2"><text:tab/>The NSCA Extension is also a web application, and allows to build bare messages accepted</text:p>
      <text:p text:style-name="P2"><text:tab/>by NAGIOS on port 5667.</text:p>
      <text:p text:style-name="P2"/>
      <text:p text:style-name="P2"><text:tab/>All of this extensions to the original Profiler Tool convert invoke in the back end the original</text:p>
      <text:p text:style-name="P2"><text:tab/>Profiler Tool. Therefore, to understand the mechanism by which the Profiler Tool captures its </text:p>
      <text:p text:style-name="P2"><text:tab/>metrics it is very important to understand the original Profiler Tool.</text:p>
      <text:p text:style-name="P2"/>
      <text:p text:style-name="P2"><text:tab/>The application can be run as a web application, but also from the command line, after the </text:p>
      <text:p text:style-name="P2"><text:tab/>workloads are build. Workloads are xml based messages which are send to the Profiler Tool</text:p>
      <text:p text:style-name="P2"><text:tab/>which accepts them as input.</text:p>
      <text:p text:style-name="P2"/>
      <text:p text:style-name="P2"><text:tab/><text:span text:style-name="T1">Installation of the WebApplication Profiler Tool</text:span></text:p>
      <text:p text:style-name="P10"/>
      <text:p text:style-name="P2"><text:span text:style-name="T1"><text:tab/></text:span><text:span text:style-name="T3">1. By copying the $pathToProfiler/deploy/groundwork-profiler.war in the directory</text:span></text:p>
      <text:p text:style-name="P11"><text:tab/><text:tab/><text:tab/>/usr/local/groundwork/foundation/container/webapp/</text:p>
      <text:p text:style-name="P11"><text:tab/> <text:s text:c="3"/>a. Also, it is important to copy </text:p>
      <text:p text:style-name="P11"><text:tab/><text:tab/><text:tab/>$pathToProfiler/profiler-console/resources/groundwork-profiler.xml</text:p>
      <text:p text:style-name="P11"><text:tab/> <text:s text:c="3"/>in the directory:</text:p>
      <text:p text:style-name="P11"><text:soft-page-break/><text:tab/><text:tab/><text:tab/>/usr/local/groundwork/foundation/container/contexts/</text:p>
      <text:p text:style-name="P11"/>
      <text:p text:style-name="P11"><text:tab/> <text:s text:c="3"/>b. Also, the apache configuration file in </text:p>
      <text:p text:style-name="P11"><text:tab/><text:tab/><text:tab/>/usr/local/groundwork/apache2/conf/httpd.conf</text:p>
      <text:p text:style-name="P11"><text:tab/> <text:s text:c="3"/>must be changed. At the very end of the file, following entry must be added:</text:p>
      <text:p text:style-name="P11"><text:tab/><text:tab/><text:tab/><text:span text:style-name="T5">ProxyPass /groundwork-profiler </text:span><text:a xlink:type="simple" xlink:href="http://IpAddressOfYourMachine:8080/groundwork-profiler"><text:span text:style-name="T5">http://IpAddressOfYourMachine:8080/groundwork-profiler</text:span></text:a></text:p>
      <text:p text:style-name="P13"/>
      <text:p text:style-name="P13"/>
      <text:p text:style-name="P11"><text:tab/> <text:s text:c="4"/>c. Also, in <text:tab/>/usr/local/groundwork/foundation/container/etc/foundation.xml</text:p>
      <text:p text:style-name="P11"><text:tab/><text:tab/>change</text:p>
      <text:p text:style-name="P11"/>
      <text:p text:style-name="P11"/>
      <text:p text:style-name="P14"/>
      <text:p text:style-name="P14"><text:s text:c="11"/><text:tab/><text:tab/><text:tab/><text:tab/>&lt;Set name="allowTargets"&gt;</text:p>
      <text:p text:style-name="P14"><text:s text:c="11"/><text:tab/><text:tab/><text:tab/><text:tab/><text:tab/>&lt;Array type="java.lang.String"&gt;</text:p>
      <text:p text:style-name="P14"><text:s text:c="11"/><text:tab/><text:tab/><text:tab/><text:tab/><text:tab/><text:tab/>&lt;Item&gt;/foundation-webapp/performanceDataPost&lt;/Item&gt;</text:p>
      <text:p text:style-name="P14"><text:s text:c="11"/><text:tab/><text:tab/><text:tab/><text:tab/><text:tab/><text:tab/>&lt;Item&gt;/foundation-webapp/services&lt;/Item&gt; <text:s text:c="4"/></text:p>
      <text:p text:style-name="P14"><text:s text:c="11"/><text:tab/><text:tab/><text:tab/><text:tab/><text:tab/><text:tab/>&lt;Item&gt;/foundation-webapp/fwsmodel.wsdl&lt;/Item&gt;</text:p>
      <text:p text:style-name="P14"><text:s text:c="11"/><text:tab/><text:tab/><text:tab/><text:tab/><text:tab/>&lt;/Array&gt;</text:p>
      <text:p text:style-name="P14"><text:s text:c="11"/><text:tab/><text:tab/><text:tab/><text:tab/>&lt;/Set&gt;</text:p>
      <text:p text:style-name="P11"><text:tab/><text:tab/>To </text:p>
      <text:p text:style-name="P14"><text:s text:c="11"/><text:tab/><text:tab/><text:tab/><text:tab/>&lt;Set name="allowTargets"&gt;</text:p>
      <text:p text:style-name="P14"><text:s text:c="11"/><text:tab/><text:tab/><text:tab/><text:tab/><text:tab/>&lt;Array type="java.lang.String"&gt;</text:p>
      <text:p text:style-name="P14"><text:s text:c="11"/><text:tab/><text:tab/><text:tab/><text:tab/><text:tab/><text:tab/>&lt;Item&gt;/foundation-webapp/performanceDataPost&lt;/Item&gt;</text:p>
      <text:p text:style-name="P14"><text:s text:c="11"/><text:tab/><text:tab/><text:tab/><text:tab/><text:tab/><text:tab/>&lt;Item&gt;/foundation-webapp/services&lt;/Item&gt; <text:s text:c="4"/></text:p>
      <text:p text:style-name="P14"><text:s text:c="11"/><text:tab/><text:tab/><text:tab/><text:tab/><text:tab/><text:tab/>&lt;Item&gt;/foundation-webapp/fwsmodel.wsdl&lt;/Item&gt;</text:p>
      <text:p text:style-name="P14"><text:tab/><text:tab/><text:tab/><text:tab/><text:tab/><text:tab/>&lt;Item&gt;/groundwork-profiler/&lt;/Item&gt;</text:p>
      <text:p text:style-name="P14"><text:s text:c="11"/><text:tab/><text:tab/><text:tab/><text:tab/><text:tab/>&lt;/Array&gt;</text:p>
      <text:p text:style-name="P14"><text:s text:c="11"/><text:tab/><text:tab/><text:tab/><text:tab/>&lt;/Set&gt;</text:p>
      <text:p text:style-name="P11"><text:tab/>2. By unzipping the jetty installation which can run on any operating system and running the <text:tab/><text:tab/>start.sh or start.bat.</text:p>
      <text:p text:style-name="P11"/>
      <text:p text:style-name="P11"><text:s/></text:p>
      <text:p text:style-name="P12"><text:tab/>In both cases open a browser and in the location type the url:</text:p>
      <text:p text:style-name="P12"><text:tab/><text:tab/><text:a xlink:type="simple" xlink:href="http://localhost:8081/groundwork-profiler/">http://localhost:8081/groundwork-profiler/</text:a></text:p>
      <text:p text:style-name="P12"/>
      <text:p text:style-name="P12"><text:span text:style-name="T4"><text:tab/>This will open the main page where the user can choose the kind of tests to ru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27T22:10:49</meta:creation-date>
    <dc:date>2008-09-16T13:06:34</dc:date>
    <meta:editing-cycles>10</meta:editing-cycles>
    <meta:editing-duration>PT4H41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3" meta:word-count="475" meta:character-count="3466"/>
  </office:meta>
</office:document-meta>
</file>